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style:keep-together="true" fo:keep-together="auto"/>
    </style:style>
    <style:style style:name="Tau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1.2" style:family="table-row">
      <style:table-row-properties style:min-row-height="1.612cm" style:keep-together="true" fo:keep-together="auto"/>
    </style:style>
    <style:style style:name="Taula2" style:family="table">
      <style:table-properties style:width="16.002cm" fo:margin-left="-0.191cm" table:align="left" style:writing-mode="lr-tb"/>
    </style:style>
    <style:style style:name="Taula2.A" style:family="table-column">
      <style:table-column-properties style:column-width="16.002cm"/>
    </style:style>
    <style:style style:name="Taula2.1" style:family="table-row">
      <style:table-row-properties style:min-row-height="0.681cm" style:keep-together="true" fo:keep-together="auto"/>
    </style:style>
    <style:style style:name="Tau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2.2" style:family="table-row">
      <style:table-row-properties style:min-row-height="1.612cm" style:keep-together="true" fo:keep-together="auto"/>
    </style:style>
    <style:style style:name="Taula3" style:family="table">
      <style:table-properties style:width="16.002cm" fo:margin-left="-0.191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min-row-height="0.681cm" style:keep-together="true" fo:keep-together="auto"/>
    </style:style>
    <style:style style:name="Taula3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3.2" style:family="table-row">
      <style:table-row-properties style:min-row-height="1.612cm" style:keep-together="true" fo:keep-together="auto"/>
    </style:style>
    <style:style style:name="Table1" style:family="table">
      <style:table-properties style:width="16.002cm" fo:margin-left="-0.191cm" table:align="left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e1.2" style:family="table-row">
      <style:table-row-properties style:min-row-height="1.612cm" style:keep-together="true" fo:keep-together="auto"/>
    </style:style>
    <style:style style:name="P1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0.106cm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P2" style:family="paragraph" style:parent-style-name="Standard">
      <style:paragraph-properties loext:contextual-spacing="false" fo:margin-left="0.988cm" fo:margin-right="0cm" fo:margin-top="0.212cm" fo:margin-bottom="0cm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3" style:family="paragraph" style:parent-style-name="Standard">
      <style:paragraph-properties loext:contextual-spacing="false" fo:margin-left="0.988cm" fo:margin-right="0cm" fo:margin-top="0.212cm" fo:margin-bottom="0cm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4" style:family="paragraph" style:parent-style-name="Standard">
      <style:paragraph-properties loext:contextual-spacing="false" fo:margin-left="0.988cm" fo:margin-right="0cm" fo:margin-top="0.212cm" fo:margin-bottom="0cm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5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6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7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8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style:language-asian="es" style:country-asian="ES"/>
    </style:style>
    <style:style style:name="P9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style:language-asian="es" style:country-asian="ES"/>
    </style:style>
    <style:style style:name="P10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11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12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13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use-window-font-color="true" style:font-name="Calibri" fo:font-size="12pt" fo:language="en" fo:country="GB" fo:font-style="italic" fo:font-weight="bold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14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15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16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17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18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19" style:family="paragraph" style:parent-style-name="Standard">
      <style:paragraph-properties loext:contextual-spacing="false" fo:margin-left="0.99cm" fo:margin-right="0cm" fo:margin-top="0.423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20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21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22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P23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P24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P25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P26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P27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tyle="italic" style:font-style-asian="italic"/>
    </style:style>
    <style:style style:name="T4" style:family="text">
      <style:text-properties style:font-name="Calibri" fo:font-style="italic" fo:font-weight="bold" style:font-style-asian="italic" style:font-weight-asian="bold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fication document</text:p>
      <text:p text:style-name="P19"><text:span text:style-name="T2">Program or utility to verify</text:span><text:span text:style-name="T2">:</text:span><text:span text:style-name="T1"> </text:span></text:p>
      <text:p text:style-name="P20"><text:span text:style-name="T2">Author(s) of the program</text:span><text:span text:style-name="T2">:</text:span><text:span text:style-name="T1"> </text:span></text:p>
      <text:p text:style-name="P20"><text:span text:style-name="T2">Author(s) of the verification document</text:span><text:span text:style-name="T2">:</text:span><text:span text:style-name="T1"> </text:span></text:p>
      <text:p text:style-name="P20"><text:span text:style-name="T2">Author(s) of the verification</text:span><text:span text:style-name="T2">:</text:span><text:span text:style-name="T1"> </text:span></text:p>
      <text:p text:style-name="P21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2">1<text:span text:style-name="T5">st</text:span> verification case</text:p>
          </table:table-cell>
        </table:table-row>
        <table:table-row table:style-name="Taula1.2">
          <table:table-cell table:style-name="Taula1.A1" office:value-type="string">
            <text:p text:style-name="P14"><text:span text:style-name="T2">Objective</text:span><text:span text:style-name="T1">:</text:span><text:span text:style-name="T3"> </text:span></text:p>
            <text:p text:style-name="P14"><text:span text:style-name="T2">Input</text:span><text:span text:style-name="T1">:</text:span><text:span text:style-name="T3"> </text:span></text:p>
            <text:p text:style-name="P22"><text:span text:style-name="T2">Previewed output</text:span><text:span text:style-name="T1">:</text:span></text:p>
            <text:p text:style-name="P25"/>
            <text:p text:style-name="P14"><text:span text:style-name="T2">Verification output</text:span><text:span text:style-name="T1">: </text:span></text:p>
            <text:p text:style-name="P5"/>
            <text:p text:style-name="P14"><text:span text:style-name="T4">Explanation</text:span><text:span text:style-name="T3">: </text:span></text:p>
            <text:p text:style-name="P11"/>
          </table:table-cell>
        </table:table-row>
      </table:table>
      <text:p text:style-name="P18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2">2<text:span text:style-name="T5">nd</text:span> verification case</text:p>
          </table:table-cell>
        </table:table-row>
        <table:table-row table:style-name="Taula2.2">
          <table:table-cell table:style-name="Taula2.A1" office:value-type="string">
            <text:p text:style-name="P14"><text:span text:style-name="T2">Objective</text:span><text:span text:style-name="T1">:</text:span><text:span text:style-name="T3"> </text:span></text:p>
            <text:p text:style-name="P14"><text:span text:style-name="T2">Input</text:span><text:span text:style-name="T1">:</text:span><text:span text:style-name="T3"> </text:span></text:p>
            <text:p text:style-name="P22"><text:span text:style-name="T2">Previewed output</text:span><text:span text:style-name="T1">:</text:span></text:p>
            <text:p text:style-name="P25"/>
            <text:p text:style-name="P14"><text:span text:style-name="T2">Verification output</text:span><text:span text:style-name="T1">: </text:span></text:p>
            <text:p text:style-name="P5"/>
            <text:p text:style-name="P14"><text:span text:style-name="T2">Explanation</text:span><text:span text:style-name="T1">: </text:span></text:p>
            <text:p text:style-name="P5"/>
          </table:table-cell>
        </table:table-row>
      </table:table>
      <text:p text:style-name="P18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">3<text:span text:style-name="T5">rd</text:span> verification case</text:p>
          </table:table-cell>
        </table:table-row>
        <table:table-row table:style-name="Taula3.2">
          <table:table-cell table:style-name="Taula3.A1" office:value-type="string">
            <text:p text:style-name="P14"><text:span text:style-name="T2">Objective</text:span><text:span text:style-name="T1">:</text:span><text:span text:style-name="T3"> </text:span></text:p>
            <text:p text:style-name="P14"><text:span text:style-name="T2">Input</text:span><text:span text:style-name="T1">:</text:span><text:span text:style-name="T3"> </text:span></text:p>
            <text:p text:style-name="P22"><text:span text:style-name="T2">Previewed output</text:span><text:span text:style-name="T1">:</text:span></text:p>
            <text:p text:style-name="P25"/>
            <text:p text:style-name="P14"><text:span text:style-name="T2">Verification output</text:span><text:span text:style-name="T1">: </text:span></text:p>
            <text:p text:style-name="P5"/>
            <text:p text:style-name="P14"><text:span text:style-name="T4">Explanation</text:span><text:span text:style-name="T3">: </text:span></text:p>
          </table:table-cell>
        </table:table-row>
      </table:table>
      <text:p text:style-name="P8"><text:soft-page-break/><text:span text:style-name="T6">Add as many cases as you need</text:span><text:span text:style-name="T6">.</text:span></text:p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Missing verification cases by the verifiers</text:p>
          </table:table-cell>
        </table:table-row>
        <table:table-row table:style-name="Table1.2">
          <table:table-cell table:style-name="Table1.A1" office:value-type="string">
            <text:p text:style-name="P14"><text:span text:style-name="T2">Objective</text:span><text:span text:style-name="T1">:</text:span><text:span text:style-name="T3"> </text:span></text:p>
            <text:p text:style-name="P14"><text:span text:style-name="T2">Input</text:span><text:span text:style-name="T1">:</text:span><text:span text:style-name="T3"> </text:span></text:p>
            <text:p text:style-name="P22"><text:span text:style-name="T2">Previewed output</text:span><text:span text:style-name="T1">:</text:span></text:p>
            <text:p text:style-name="P25"/>
            <text:p text:style-name="P14"><text:span text:style-name="T2">Verification output</text:span><text:span text:style-name="T1">: </text:span></text:p>
            <text:p text:style-name="P5"/>
            <text:p text:style-name="P13">Explanation: </text:p>
          </table:table-cell>
        </table:table-row>
      </table:table>
      <text:p text:style-name="P8"><text:span text:style-name="T6">Add as many cases as you need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.141cm" fo:margin-bottom="0cm" fo:orphans="0" fo:widows="0" style:writing-mode="lr-tb"/>
      <style:text-properties style:use-window-font-color="true" style:font-name="Times" fo:font-size="12pt" fo:language="es" fo:country="ES" style:font-name-asian="Times New Roman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Lafuente</meta:initial-creator>
    <meta:editing-cycles>5</meta:editing-cycles>
    <meta:print-date>2014-01-28T14:47:00</meta:print-date>
    <meta:creation-date>2014-08-28T09:07:00</meta:creation-date>
    <dc:date>2020-03-27T10:21:36.44</dc:date>
    <meta:editing-duration>PT14M46S</meta:editing-duration>
    <meta:generator>OpenOffice/4.1.6$Win32 OpenOffice.org_project/416m1$Build-9790</meta:generator>
    <meta:document-statistic meta:table-count="4" meta:image-count="0" meta:object-count="0" meta:page-count="2" meta:paragraph-count="31" meta:word-count="77" meta:character-count="590"/>
    <dc:creator>Alexander Bergareche Casla</dc:creator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